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67ee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67eeb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style:font-size-asian="8pt" style:font-size-complex="8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style:font-size-asian="8pt" style:font-size-complex="8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67ee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0a521f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3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6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rsid="000e0b07" officeooo:paragraph-rsid="000e0b07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c7dd0c" style:font-name="Consolas" fo:font-size="10pt" style:font-size-asian="10pt"/>
    </style:style>
    <style:style style:name="T7" style:family="text">
      <style:text-properties fo:color="#7fb347" style:font-name="Consolas" fo:font-size="10pt" style:font-size-asian="10pt"/>
    </style:style>
    <style:style style:name="T8" style:family="text">
      <style:text-properties fo:color="#ffc600" style:font-name="Consolas" fo:font-size="10pt" style:font-size-asian="10pt"/>
    </style:style>
    <style:style style:name="T9" style:family="text">
      <style:text-properties fo:color="#efc090" style:font-name="Consolas" fo:font-size="10pt" style:font-size-asian="10pt"/>
    </style:style>
    <style:style style:name="T10" style:family="text">
      <style:text-properties fo:color="#ffffff" style:font-name="Consolas" fo:font-size="10pt" style:font-size-asian="10pt"/>
    </style:style>
    <style:style style:name="T11" style:family="text">
      <style:text-properties fo:color="#000000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style:text-underline-style="solid" style:text-underline-width="auto" style:text-underline-color="font-color"/>
    </style:style>
    <style:style style:name="T24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27" style:family="text">
      <style:text-properties officeooo:rsid="000f73f3"/>
    </style:style>
    <style:style style:name="T28" style:family="text">
      <style:text-properties officeooo:rsid="000ba72a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1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2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1172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4/27/2020</text:p>
      <text:p text:style-name="P20">Java Notes</text:p>
      <text:p text:style-name="P21"/>
      <text:p text:style-name="P17"><text:span text:style-name="T24">LEC </text:span><text:span text:style-name="T25">1</text:span><text:span text:style-name="T24"> – </text:span><text:span text:style-name="T26">H</text:span><text:span text:style-name="T25">ello World</text:span></text:p>
      <text:p text:style-name="P20"/>
      <text:p text:style-name="P20">LEC <text:span text:style-name="T27">2</text:span> - <text:span text:style-name="T28">Variables</text:span></text:p>
      <text:p text:style-name="P11"/>
      <text:p text:style-name="P12"><text:span text:style-name="T12">package p1;</text:span></text:p>
      <text:p text:style-name="P7"/>
      <text:p text:style-name="P8"><text:span text:style-name="T12">public class app {</text:span></text:p>
      <text:p text:style-name="P7"/>
      <text:p text:style-name="P8"><text:span text:style-name="T12"><text:tab/>public static void main(String[] args) {</text:span></text:p>
      <text:p text:style-name="P7"><text:tab/><text:tab/></text:p>
      <text:p text:style-name="P8"><text:span text:style-name="T12"><text:tab/>//Primitive data types - Create variables</text:span></text:p>
      <text:p text:style-name="P7"><text:tab/><text:tab/></text:p>
      <text:p text:style-name="P8"><text:span text:style-name="T12"><text:tab/><text:tab/>int aValue = 42;</text:span></text:p>
      <text:p text:style-name="P8"><text:span text:style-name="T12"><text:tab/><text:tab/>//32 Bit value.Larger range of values.<text:tab/></text:span></text:p>
      <text:p text:style-name="P7"/>
      <text:p text:style-name="P8"><text:span text:style-name="T12"><text:tab/><text:tab/>short aShort = 93;</text:span></text:p>
      <text:p text:style-name="P8"><text:span text:style-name="T12"><text:tab/><text:tab/>//16 bit value. Smaller range of values.<text:tab/></text:span></text:p>
      <text:p text:style-name="P7"/>
      <text:p text:style-name="P8"><text:span text:style-name="T12"><text:tab/><text:tab/>Long aLong = 8304L;</text:span></text:p>
      <text:p text:style-name="P8"><text:span text:style-name="T12"><text:tab/><text:tab/>//64 bit value Very large range of numbers.</text:span></text:p>
      <text:p text:style-name="P7"><text:tab/><text:tab/></text:p>
      <text:p text:style-name="P8"><text:span text:style-name="T12"><text:tab/><text:tab/>double aDouble = 3.4553;</text:span></text:p>
      <text:p text:style-name="P8"><text:span text:style-name="T12"><text:tab/><text:tab/>//64 bit value. Used to define numbers with decimals.</text:span></text:p>
      <text:p text:style-name="P7"><text:tab/><text:tab/></text:p>
      <text:p text:style-name="P8"><text:span text:style-name="T12"><text:tab/><text:tab/>float aFloat = 5.243F;</text:span></text:p>
      <text:p text:style-name="P8"><text:span text:style-name="T12"><text:tab/><text:tab/>/*32 bit value. Used to define numbers with decimals.Less decimal places, </text:span></text:p>
      <text:p text:style-name="P7"><text:tab/><text:tab/> <text:s/>less precise than a double.*/</text:p>
      <text:p text:style-name="P7"><text:tab/><text:tab/></text:p>
      <text:p text:style-name="P8"><text:span text:style-name="T12"><text:tab/><text:tab/>char aChar = 'b';</text:span></text:p>
      <text:p text:style-name="P8"><text:span text:style-name="T12"><text:tab/><text:tab/>//Stores a single character/letter or ASCII values</text:span></text:p>
      <text:p text:style-name="P7"><text:tab/><text:tab/></text:p>
      <text:p text:style-name="P8"><text:span text:style-name="T12"><text:tab/><text:tab/>boolean aBoolean = true;</text:span></text:p>
      <text:p text:style-name="P8"><text:span text:style-name="T12"><text:tab/><text:tab/>//Stores true or false values</text:span></text:p>
      <text:p text:style-name="P7"><text:tab/><text:tab/></text:p>
      <text:p text:style-name="P8"><text:span text:style-name="T12"><text:tab/><text:tab/>byte aByte = 127;</text:span></text:p>
      <text:p text:style-name="P8"><text:span text:style-name="T12"><text:tab/>//The byte data type is an 8-bit signed two's complement integer.(</text:span><text:span text:style-name="T23">min</text:span><text:span text:style-name="T12"> -128, max 127)</text:span></text:p>
      <text:p text:style-name="P7"><text:tab/><text:tab/><text:tab/><text:tab/></text:p>
      <text:p text:style-name="P8"><text:span text:style-name="T12"><text:tab/>//Print variables</text:span></text:p>
      <text:p text:style-name="P8"><text:span text:style-name="T12"><text:tab/><text:tab/>System.out.println(aValue);</text:span></text:p>
      <text:p text:style-name="P8"><text:span text:style-name="T12"><text:tab/><text:tab/>//Prints aValue to the console</text:span></text:p>
      <text:p text:style-name="P7"><text:tab/><text:tab/></text:p>
      <text:p text:style-name="P8"><text:span text:style-name="T12"><text:tab/><text:tab/>System.out.println(aShort);</text:span></text:p>
      <text:p text:style-name="P8"><text:span text:style-name="T12"><text:tab/><text:tab/>//Prints aShort to the console</text:span></text:p>
      <text:p text:style-name="P7"><text:tab/><text:tab/></text:p>
      <text:p text:style-name="P8"><text:span text:style-name="T12"><text:tab/><text:tab/>System.out.println(aLong);</text:span></text:p>
      <text:p text:style-name="P8"><text:span text:style-name="T12"><text:tab/><text:tab/>//Prints aLong to the console</text:span></text:p>
      <text:p text:style-name="P7"><text:tab/><text:tab/></text:p>
      <text:p text:style-name="P8"><text:span text:style-name="T12"><text:tab/><text:tab/>System.out.println(aDouble);</text:span></text:p>
      <text:p text:style-name="P8"><text:span text:style-name="T12"><text:tab/><text:tab/>//prints aDouble to the console</text:span></text:p>
      <text:p text:style-name="P7"><text:tab/><text:tab/></text:p>
      <text:p text:style-name="P8"><text:span text:style-name="T12"><text:tab/><text:tab/>System.out.println(aFloat);</text:span></text:p>
      <text:p text:style-name="P8"><text:span text:style-name="T12"><text:tab/><text:tab/>//prints aFloat to the console</text:span></text:p>
      <text:p text:style-name="P7"><text:tab/><text:tab/></text:p>
      <text:p text:style-name="P8"><text:span text:style-name="T12"><text:tab/><text:tab/>System.out.println(aChar);</text:span></text:p>
      <text:p text:style-name="P8"><text:span text:style-name="T12"><text:tab/><text:tab/>//Prints aChar to the console</text:span></text:p>
      <text:p text:style-name="P7"><text:tab/><text:tab/></text:p>
      <text:p text:style-name="P8"><text:span text:style-name="T12"><text:tab/><text:tab/>System.out.println(aBoolean);</text:span></text:p>
      <text:p text:style-name="P8"><text:span text:style-name="T12"><text:tab/><text:tab/>//prints aBoolean to the console</text:span></text:p>
      <text:p text:style-name="P7"><text:tab/><text:tab/></text:p>
      <text:p text:style-name="P8"><text:span text:style-name="T12"><text:tab/><text:tab/>System.out.println(aByte);</text:span></text:p>
      <text:p text:style-name="P8"><text:soft-page-break/><text:span text:style-name="T12"><text:tab/><text:tab/>//prints aByte to the console</text:span></text:p>
      <text:p text:style-name="P7"><text:tab/><text:tab/></text:p>
      <text:p text:style-name="P7"><text:tab/>}</text:p>
      <text:p text:style-name="P10">}</text:p>
      <text:p text:style-name="P10"><text:span text:style-name="T29"/></text:p>
      <text:p text:style-name="P18">Lec <text:span text:style-name="T27">3</text:span> – <text:span text:style-name="T28">Strings</text:span></text:p>
      <text:p text:style-name="P18"/>
      <text:list xml:id="list1271315999" text:style-name="L1">
        <text:list-item>
          <text:p text:style-name="P22">Don’t always have to use eclipse auto creation for a main method. There is a shortcut, type main and pres CTRL + SPACE and hit Enter.</text:p>
        </text:list-item>
        <text:list-item>
          <text:p text:style-name="P24"><text:span text:style-name="T1"/></text:p>
          <text:p text:style-name="P13"><text:span text:style-name="T13">public</text:span><text:span text:style-name="T13"> </text:span><text:span text:style-name="T13">class</text:span><text:span text:style-name="T13"> </text:span><text:span text:style-name="T13">Application</text:span><text:span text:style-name="T13"> {</text:span></text:p>
        </text:list-item>
      </text:list>
      <text:p text:style-name="P25"/>
      <text:p text:style-name="P27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27"><text:span text:style-name="T13"><text:tab/><text:tab/></text:span><text:span text:style-name="T13">int</text:span><text:span text:style-name="T13"> </text:span><text:span text:style-name="T13">aNumber</text:span><text:span text:style-name="T13"> = </text:span><text:span text:style-name="T13">9</text:span><text:span text:style-name="T13">;</text:span></text:p>
      <text:p text:style-name="P27"><text:span text:style-name="T13"><text:tab/><text:tab/></text:span><text:span text:style-name="T13">double</text:span><text:span text:style-name="T13"> </text:span><text:span text:style-name="T13">aDouble</text:span><text:span text:style-name="T13"> = </text:span><text:span text:style-name="T13">9.5</text:span><text:span text:style-name="T13">;</text:span></text:p>
      <text:p text:style-name="P27"><text:span text:style-name="T13"><text:tab/><text:tab/></text:span><text:span text:style-name="T13">String</text:span><text:span text:style-name="T13"> </text:span><text:span text:style-name="T13">text</text:span><text:span text:style-name="T13"> = </text:span><text:span text:style-name="T13">"Hi"</text:span><text:span text:style-name="T13">;</text:span></text:p>
      <text:p text:style-name="P27"><text:span text:style-name="T13"><text:tab/><text:tab/></text:span><text:span text:style-name="T13">String</text:span><text:span text:style-name="T13"> </text:span><text:span text:style-name="T13">blank</text:span><text:span text:style-name="T13"> = </text:span><text:span text:style-name="T13">" "</text:span><text:span text:style-name="T13">;</text:span></text:p>
      <text:p text:style-name="P27"><text:span text:style-name="T13"><text:tab/><text:tab/></text:span><text:span text:style-name="T13">String</text:span><text:span text:style-name="T13"> </text:span><text:span text:style-name="T13">moreText</text:span><text:span text:style-name="T13"> = </text:span><text:span text:style-name="T13">"there"</text:span><text:span text:style-name="T13">;</text:span></text:p>
      <text:p text:style-name="P27"><text:span text:style-name="T13"><text:tab/><text:tab/></text:span><text:span text:style-name="T13">String</text:span><text:span text:style-name="T13"> </text:span><text:span text:style-name="T13">hiThere</text:span><text:span text:style-name="T13"> = </text:span><text:span text:style-name="T13">text</text:span><text:span text:style-name="T13"> + </text:span><text:span text:style-name="T13">blank</text:span><text:span text:style-name="T13"> + </text:span><text:span text:style-name="T13">moreText</text:span><text:span text:style-name="T13">;</text:span></text:p>
      <text:p text:style-name="P27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text</text:span><text:span text:style-name="T13">);</text:span></text:p>
      <text:p text:style-name="P27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text</text:span><text:span text:style-name="T13"> + </text:span><text:span text:style-name="T13">blank</text:span><text:span text:style-name="T13"> + </text:span><text:span text:style-name="T13">moreText</text:span><text:span text:style-name="T13">);</text:span></text:p>
      <text:p text:style-name="P27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Hi"</text:span><text:span text:style-name="T13"> + </text:span><text:span text:style-name="T13">" "</text:span><text:span text:style-name="T13"> + </text:span><text:span text:style-name="T13">"there"</text:span><text:span text:style-name="T13">);</text:span></text:p>
      <text:p text:style-name="P27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hiThere</text:span><text:span text:style-name="T13">);</text:span></text:p>
      <text:p text:style-name="P27"><text:span text:style-name="T13"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My number: "</text:span><text:span text:style-name="T13"> + </text:span><text:span text:style-name="T13">aNumber</text:span><text:span text:style-name="T13"> + </text:span><text:span text:style-name="T13">" , "</text:span><text:span text:style-name="T13"> + </text:span><text:span text:style-name="T13">aDouble</text:span><text:span text:style-name="T13">);</text:span></text:p>
      <text:list xml:id="list232041176783098" text:continue-numbering="true" text:style-name="L1">
        <text:list-header>
          <text:p text:style-name="P26"><text:span text:style-name="T13"><text:s text:c="5"/>}</text:span></text:p>
        </text:list-header>
        <text:list-item>
          <text:p text:style-name="P22"><text:span text:style-name="T2"/></text:p>
        </text:list-item>
      </text:list>
      <text:p text:style-name="P17"><text:span text:style-name="T30">Lec </text:span><text:span text:style-name="T31">4</text:span><text:span text:style-name="T30"> – </text:span><text:span text:style-name="T32">W</text:span><text:span text:style-name="T31">hile Loops</text:span></text:p>
      <text:list xml:id="list2675339024" text:style-name="L3">
        <text:list-item>
          <text:p text:style-name="P23"><text:span text:style-name="T27">A</text:span>nother good shortcut to indent code. select all code, while selected hit <text:span text:style-name="T11">SHIFT + CTRL + F.</text:span></text:p>
          <text:p text:style-name="P23"><text:span text:style-name="T11"/></text:p>
        </text:list-item>
      </text:list>
      <text:p text:style-name="P14"><text:span text:style-name="T13"><text:s text:c="4"/>public</text:span><text:span text:style-name="T13"> </text:span><text:span text:style-name="T13">class</text:span><text:span text:style-name="T13"> </text:span><text:span text:style-name="T13">MyApp</text:span><text:span text:style-name="T13"> {</text:span></text:p>
      <text:p text:style-name="P29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29"><text:span text:style-name="T13"><text:tab/><text:tab/></text:span><text:span text:style-name="T13">int</text:span><text:span text:style-name="T13"> </text:span><text:span text:style-name="T13">number</text:span><text:span text:style-name="T13"> = </text:span><text:span text:style-name="T13">23</text:span><text:span text:style-name="T13">;</text:span></text:p>
      <text:p text:style-name="P29"><text:span text:style-name="T13"><text:tab/><text:tab/></text:span></text:p>
      <text:p text:style-name="P29"><text:span text:style-name="T13"><text:tab/><text:tab/></text:span><text:span text:style-name="T13">while</text:span><text:span text:style-name="T13">(</text:span><text:span text:style-name="T13">number</text:span><text:span text:style-name="T13"> &lt; </text:span><text:span text:style-name="T13">34</text:span><text:span text:style-name="T13">) {</text:span></text:p>
      <text:p text:style-name="P29"><text:span text:style-name="T13"><text:tab/><text:tab/><text:tab/></text:span><text:span text:style-name="T13">System</text:span><text:span text:style-name="T13">.</text:span><text:span text:style-name="T13">out</text:span><text:span text:style-name="T13">.</text:span><text:span text:style-name="T13">println</text:span><text:span text:style-name="T13">(</text:span><text:span text:style-name="T13">"Okay"</text:span><text:span text:style-name="T13"> + </text:span><text:span text:style-name="T13">" "</text:span><text:span text:style-name="T13"> + </text:span><text:span text:style-name="T13">number</text:span><text:span text:style-name="T13">);</text:span></text:p>
      <text:p text:style-name="P29"><text:span text:style-name="T13"><text:tab/><text:tab/><text:tab/></text:span><text:span text:style-name="T13">number</text:span><text:span text:style-name="T13"> = </text:span><text:span text:style-name="T13">number</text:span><text:span text:style-name="T13"> + </text:span><text:span text:style-name="T13">2</text:span><text:span text:style-name="T13">;</text:span></text:p>
      <text:p text:style-name="P29"><text:span text:style-name="T13"><text:tab/><text:tab/>}</text:span></text:p>
      <text:p text:style-name="P29"><text:span text:style-name="T13"><text:tab/>}</text:span></text:p>
      <text:p text:style-name="P29"><text:span text:style-name="T13">}</text:span></text:p>
      <text:p text:style-name="P15"/>
      <text:p text:style-name="P18">Lec <text:span text:style-name="T27">5</text:span> – <text:s/><text:span text:style-name="T27">For Loops</text:span></text:p>
      <text:p text:style-name="P16"/>
      <text:p text:style-name="P28"><text:span text:style-name="T13">public</text:span><text:span text:style-name="T13"> </text:span><text:span text:style-name="T13">class</text:span><text:span text:style-name="T13"> </text:span><text:span text:style-name="T13">MyApplication</text:span><text:span text:style-name="T13"> {</text:span></text:p>
      <text:p text:style-name="P28"><text:span text:style-name="T13"><text:tab/></text:span><text:span text:style-name="T13">public</text:span><text:span text:style-name="T13"> </text:span><text:span text:style-name="T13">static</text:span><text:span text:style-name="T13"> </text:span><text:span text:style-name="T13">void</text:span><text:span text:style-name="T13"> </text:span><text:span text:style-name="T13">main</text:span><text:span text:style-name="T13">(</text:span><text:span text:style-name="T13">String</text:span><text:span text:style-name="T13">[] </text:span><text:span text:style-name="T13">args</text:span><text:span text:style-name="T13">) {</text:span></text:p>
      <text:p text:style-name="P28"><text:span text:style-name="T13"><text:tab/><text:tab/></text:span><text:span text:style-name="T13">for</text:span><text:span text:style-name="T13">(</text:span><text:span text:style-name="T13">int</text:span><text:span text:style-name="T13"> </text:span><text:span text:style-name="T13">i</text:span><text:span text:style-name="T13"> = </text:span><text:span text:style-name="T13">0</text:span><text:span text:style-name="T13">; </text:span><text:span text:style-name="T13">i</text:span><text:span text:style-name="T13"> &lt; </text:span><text:span text:style-name="T13">10</text:span><text:span text:style-name="T13">; </text:span><text:span text:style-name="T13">i</text:span><text:span text:style-name="T13">++) {</text:span></text:p>
      <text:p text:style-name="P28"><text:span text:style-name="T13"><text:tab/><text:tab/><text:tab/></text:span><text:span text:style-name="T13">System</text:span><text:span text:style-name="T13">.</text:span><text:span text:style-name="T13">out</text:span><text:span text:style-name="T13">.</text:span><text:span text:style-name="T13">printf</text:span><text:span text:style-name="T13">(</text:span><text:span text:style-name="T13">"The <text:s/>value of my variable is: %d\n"</text:span><text:span text:style-name="T13"> , </text:span><text:span text:style-name="T13">i</text:span><text:span text:style-name="T13">);</text:span></text:p>
      <text:p text:style-name="P28"><text:span text:style-name="T13"><text:tab/><text:tab/><text:tab/></text:span><text:span text:style-name="T13">//System.out.println(" ");</text:span></text:p>
      <text:p text:style-name="P28"><text:span text:style-name="T13"><text:tab/><text:tab/>}</text:span></text:p>
      <text:p text:style-name="P28"><text:span text:style-name="T13"><text:tab/>}</text:span></text:p>
      <text:p text:style-name="P28"><text:span text:style-name="T13">}</text:span></text:p>
      <text:p text:style-name="P28"><text:soft-page-break/><text:span text:style-name="T13"/></text:p>
      <text:p text:style-name="P30"><text:span text:style-name="T13">Output:</text:span></text:p>
      <text:p text:style-name="P30"><text:span text:style-name="T13">The value of my variable is: 0</text:span></text:p>
      <text:p text:style-name="P28"><text:span text:style-name="T13">The value of my variable is: 1</text:span></text:p>
      <text:p text:style-name="P28"><text:span text:style-name="T13">The value of my variable is: 2</text:span></text:p>
      <text:p text:style-name="P28"><text:span text:style-name="T13">The value of my variable is: 3</text:span></text:p>
      <text:p text:style-name="P28"><text:span text:style-name="T13">The value of my variable is: 4</text:span></text:p>
      <text:p text:style-name="P28"><text:span text:style-name="T13">The value of my variable is: 5</text:span></text:p>
      <text:p text:style-name="P28"><text:span text:style-name="T13">The value of my variable is: 6</text:span></text:p>
      <text:p text:style-name="P28"><text:span text:style-name="T13">The value of my variable is: 7</text:span></text:p>
      <text:p text:style-name="P28"><text:span text:style-name="T13">The value of my variable is: 8</text:span></text:p>
      <text:p text:style-name="P30"><text:span text:style-name="T13">The value of my variable is: 9</text:span></text:p>
      <text:p text:style-name="P18"/>
      <text:p text:style-name="P18"/>
      <text:p text:style-name="P17"><text:span text:style-name="T30">Lec </text:span><text:span text:style-name="T31">6</text:span><text:span text:style-name="T30"> – </text:span><text:span text:style-name="T32">I</text:span><text:span text:style-name="T31">F Statements</text:span></text:p>
      <text:p text:style-name="P17"><text:span text:style-name="T31"/></text:p>
      <text:p text:style-name="P18">Lec <text:span text:style-name="T27">7</text:span> – <text:span text:style-name="T27">Getting User Input</text:span></text:p>
      <text:p text:style-name="P18"/>
      <text:p text:style-name="P17"><text:span text:style-name="T30">Lec </text:span><text:span text:style-name="T31">8</text:span><text:span text:style-name="T30"> – </text:span><text:span text:style-name="T32">C</text:span><text:span text:style-name="T31">omments, Variable Scope, Do While Loops</text:span></text:p>
      <text:p text:style-name="P17"><text:span text:style-name="T31"/></text:p>
      <text:p text:style-name="P18">Lec <text:span text:style-name="T27">9</text:span> – <text:span text:style-name="T27">Switch Statements</text:span></text:p>
      <text:p text:style-name="P18"/>
      <text:p text:style-name="P18">Lec <text:span text:style-name="T27">10</text:span> – <text:span text:style-name="T27">Arrays</text:span></text:p>
      <text:p text:style-name="P18"/>
      <text:p text:style-name="P18">Lec <text:span text:style-name="T27">11</text:span> – <text:span text:style-name="T27">Multidimensional Arrays, Nested For Loops</text:span></text:p>
      <text:p text:style-name="P18"/>
      <text:p text:style-name="P18">Lec <text:span text:style-name="T27">12</text:span> – <text:span text:style-name="T27">Classes, Methods, and Objects</text:span></text:p>
      <text:p text:style-name="P18"/>
      <text:p text:style-name="P18">Lec <text:span text:style-name="T27">13</text:span> – <text:span text:style-name="T27">Return Types and Method Parameters</text:span></text:p>
      <text:p text:style-name="P18"/>
      <text:p text:style-name="P17"><text:span text:style-name="T30">Lec </text:span><text:span text:style-name="T31">14</text:span><text:span text:style-name="T30"> – </text:span><text:span text:style-name="T32">C</text:span><text:span text:style-name="T31">onstructors and this vs. this()</text:span></text:p>
      <text:p text:style-name="P17"><text:span text:style-name="T31"/></text:p>
      <text:p text:style-name="P18">Lec <text:span text:style-name="T27">15</text:span> – <text:span text:style-name="T27">Static and Final</text:span></text:p>
      <text:p text:style-name="P18"/>
      <text:p text:style-name="P18">Lec <text:span text:style-name="T27">16</text:span> – <text:span text:style-name="T34">Inheritance and Access Modifiers </text:span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4-27T23:18:16.900000000</dc:date>
    <meta:editing-duration>PT34M41S</meta:editing-duration>
    <meta:editing-cycles>6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122" meta:word-count="508" meta:character-count="3124" meta:non-whitespace-character-count="2539"/>
  </office:meta>
</office:document-meta>
</file>